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8" style:family="table-cell" style:parent-style-name="Default" style:data-style-name="N128">
      <style:table-cell-properties style:rotation-align="none"/>
    </style:style>
    <style:style style:name="ce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00ffff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office:forms form:automatic-focus="false" form:apply-design-mode="false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office:forms form:automatic-focus="false" form:apply-design-mode="false"/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8/05/2013</text:date>, <text:time>14:5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5T14:52:54</dc:date>
    <dc:creator>Julian Ramirez-Villegas</dc:creator>
    <meta:generator>LibreOffice/3.4$Unix LibreOffice_project/340m1$Build-502</meta:generator>
    <meta:editing-duration>PT16H37M22S</meta:editing-duration>
    <meta:editing-cycles>136</meta:editing-cycles>
    <meta:document-statistic meta:table-count="3" meta:cell-count="3103" meta:object-count="0"/>
  </office:meta>
</office:document-meta>
</file>